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vertical-align="middle"/>
    </style:style>
    <style:style style:name="gr3" style:family="graphic" style:parent-style-name="standard">
      <style:graphic-properties draw:textarea-vertical-align="middle"/>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standard">
      <style:graphic-properties draw:stroke="none" svg:stroke-color="#000000" draw:fill="none" draw:fill-color="#ffffff" fo:min-height="4.191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size="12pt" style:font-size-asian="12pt" style:font-size-complex="12pt"/>
    </style:style>
    <style:style style:name="T1" style:family="text">
      <style:text-properties fo:font-size="10pt" style:font-size-asian="10pt" style:font-size-complex="10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2" draw:id="id12" draw:layer="layout" svg:width="2.413cm" svg:height="2.921cm" svg:x="1.762cm" svg:y="8.62cm">
          <text:p text:style-name="P1">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xml:id="id4" draw:id="id4" draw:layer="layout" svg:width="4.445cm" svg:height="3.81cm" svg:x="11.033cm" svg:y="10.017cm">
          <text:p text:style-name="P1">RabbitMQ</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custom-shape draw:style-name="gr1" draw:text-style-name="P1" xml:id="id1" draw:id="id1" draw:layer="layout" svg:width="4.191cm" svg:height="1.651cm" svg:x="14.335cm" svg:y="18.907cm">
          <text:p text:style-name="P1">Firewall</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 draw:text-style-name="P1" xml:id="id2" draw:id="id2" draw:layer="layout" svg:width="9.017cm" svg:height="6.477cm" svg:x="2.397cm" svg:y="17.637cm">
          <text:p text:style-name="P1">The</text:p>
          <text:p text:style-name="P1">Internets</text:p>
          <text:p text:style-name="P1">(updates etc)</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2" draw:text-style-name="P1" draw:layer="layout" svg:x1="14.335cm" svg:y1="19.732cm" svg:x2="11.414cm" svg:y2="19.63cm" draw:start-shape="id1" draw:start-glue-point="3" draw:end-shape="id2" draw:end-glue-point="7" svg:d="m14335 19732h-1461v-102h-1460">
          <text:p/>
        </draw:connector>
        <draw:custom-shape draw:style-name="gr1" draw:text-style-name="P1" xml:id="id5" draw:id="id5" draw:layer="layout" svg:width="3.048cm" svg:height="1.905cm" svg:x="10.017cm" svg:y="22.844cm">
          <text:p text:style-name="P1">Scan</text:p>
          <text:p text:style-name="P1">Worker</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xml:id="id6" draw:id="id6" draw:layer="layout" svg:width="3.048cm" svg:height="1.905cm" svg:x="13.7cm" svg:y="24.876cm">
          <text:p text:style-name="P1">Scan</text:p>
          <text:p text:style-name="P1">Worker</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xml:id="id7" draw:id="id7" draw:layer="layout" svg:width="3.048cm" svg:height="1.905cm" svg:x="17.51cm" svg:y="22.717cm">
          <text:p text:style-name="P1">Scan</text:p>
          <text:p text:style-name="P1">Worker</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xml:id="id3" draw:id="id3" draw:layer="layout" svg:width="6.096cm" svg:height="2.921cm" svg:x="3.032cm" svg:y="13.446cm">
          <text:p text:style-name="P1">Master Worker(s)</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3" draw:text-style-name="P2" draw:layer="layout" svg:x1="9.128cm" svg:y1="14.907cm" svg:x2="11.033cm" svg:y2="11.922cm" draw:start-shape="id3" draw:start-glue-point="7" draw:end-shape="id4" draw:end-glue-point="3" svg:d="m9128 14907h953v-2985h952">
          <text:p text:style-name="P1"><text:span text:style-name="T1">Q: master</text:span></text:p>
          <text:p text:style-name="P1"><text:span text:style-name="T1"/></text:p>
        </draw:connector>
        <draw:connector draw:style-name="gr2" draw:text-style-name="P1" draw:layer="layout" svg:x1="13.255cm" svg:y1="13.827cm" svg:x2="16.43cm" svg:y2="18.907cm" draw:start-shape="id4" draw:start-glue-point="2" draw:end-shape="id1" svg:d="m13255 13827v2540h3175v2540">
          <text:p/>
        </draw:connector>
        <draw:connector draw:style-name="gr3" draw:text-style-name="P1" draw:layer="layout" draw:line-skew="-0.508cm" svg:x1="16.43cm" svg:y1="20.558cm" svg:x2="11.541cm" svg:y2="22.844cm" draw:start-shape="id1" draw:start-glue-point="2" draw:end-shape="id5" svg:d="m16430 20558v635h-4889v1651">
          <text:p text:style-name="P1"><text:span text:style-name="T1">Q: scanner.a</text:span></text:p>
          <text:p text:style-name="P1"><text:span text:style-name="T1"/></text:p>
        </draw:connector>
        <draw:connector draw:style-name="gr2" draw:text-style-name="P1" draw:layer="layout" svg:x1="16.43cm" svg:y1="20.558cm" svg:x2="15.224cm" svg:y2="24.876cm" draw:start-shape="id1" draw:start-glue-point="2" draw:end-shape="id6" draw:end-glue-point="4" svg:d="m16430 20558v2159h-1206v2159">
          <text:p/>
        </draw:connector>
        <draw:connector draw:style-name="gr3" draw:text-style-name="P2" draw:layer="layout" draw:line-skew="-0.508cm" svg:x1="16.43cm" svg:y1="20.558cm" svg:x2="19.034cm" svg:y2="22.717cm" draw:start-shape="id1" draw:start-glue-point="2" draw:end-shape="id7" draw:end-glue-point="4" svg:d="m16430 20558v571h2604v1588">
          <text:p text:style-name="P2">Q: scanner.b</text:p>
        </draw:connector>
        <draw:custom-shape draw:style-name="gr4" draw:text-style-name="P1" xml:id="id9" draw:id="id9" draw:layer="layout" svg:width="4.699cm" svg:height="2.921cm" svg:x="11.668cm" svg:y="1.762cm">
          <text:p text:style-name="P1">Corpo</text:p>
          <text:p text:style-name="P1">LAN</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 draw:text-style-name="P1" xml:id="id10" draw:id="id10" draw:layer="layout" svg:width="2.667cm" svg:height="0.635cm" svg:x="3.159cm" svg:y="4.683cm">
          <text:p text:style-name="P1">REST</text:p>
          <draw:enhanced-geometry svg:viewBox="0 0 21600 21600" draw:type="rectangle" draw:enhanced-path="M 0 0 L 21600 0 21600 21600 0 21600 0 0 Z N"/>
        </draw:custom-shape>
        <draw:g xml:id="id13" draw:id="id13">
          <draw:custom-shape draw:style-name="gr1" draw:text-style-name="P1" xml:id="id11" draw:id="id11" draw:layer="layout" svg:width="5.207cm" svg:height="1.397cm" svg:x="3.159cm" svg:y="5.318cm">
            <text:p text:style-name="P1">Django</text:p>
            <draw:enhanced-geometry svg:viewBox="0 0 21600 21600" draw:type="rectangle" draw:enhanced-path="M 0 0 L 21600 0 21600 21600 0 21600 0 0 Z N"/>
          </draw:custom-shape>
          <draw:custom-shape draw:style-name="gr1" draw:text-style-name="P1" xml:id="id8" draw:id="id8" draw:layer="layout" svg:width="2.54cm" svg:height="0.635cm" svg:x="5.826cm" svg:y="4.683cm">
            <text:p text:style-name="P1">Web UI</text:p>
            <draw:enhanced-geometry svg:viewBox="0 0 21600 21600" draw:type="rectangle" draw:enhanced-path="M 0 0 L 21600 0 21600 21600 0 21600 0 0 Z N"/>
          </draw:custom-shape>
        </draw:g>
        <draw:connector draw:style-name="gr2" draw:text-style-name="P1" draw:layer="layout" svg:x1="7.096cm" svg:y1="4.683cm" svg:x2="11.668cm" svg:y2="3.222cm" draw:start-shape="id8" draw:start-glue-point="0" draw:end-shape="id9" svg:d="m7096 4683v-1461h4572">
          <text:p/>
        </draw:connector>
        <draw:connector draw:style-name="gr2" draw:text-style-name="P1" draw:layer="layout" svg:x1="4.492cm" svg:y1="4.683cm" svg:x2="11.668cm" svg:y2="3.222cm" draw:start-shape="id10" draw:start-glue-point="0" draw:end-shape="id9" draw:end-glue-point="3" svg:d="m4492 4683v-1461h7176">
          <text:p/>
        </draw:connector>
        <draw:connector draw:style-name="gr3" draw:text-style-name="P2" draw:layer="layout" svg:x1="8.366cm" svg:y1="6.016cm" svg:x2="13.255cm" svg:y2="10.017cm" draw:start-shape="id11" draw:start-glue-point="1" draw:end-shape="id4" draw:end-glue-point="0" svg:d="m8366 6016h4889v4001">
          <text:p text:style-name="P1"><text:span text:style-name="T1">Q: master</text:span></text:p>
        </draw:connector>
        <draw:connector draw:style-name="gr2" draw:text-style-name="P1" draw:layer="layout" svg:x1="2.969cm" svg:y1="8.62cm" svg:x2="5.762cm" svg:y2="6.715cm" draw:start-shape="id12" draw:start-glue-point="5" draw:end-shape="id13" draw:end-glue-point="2" svg:d="m2969 8620v-953h2793v-952">
          <text:p/>
        </draw:connector>
        <draw:connector draw:style-name="gr2" draw:text-style-name="P1" draw:layer="layout" svg:x1="2.969cm" svg:y1="11.541cm" svg:x2="6.08cm" svg:y2="13.446cm" draw:start-shape="id12" draw:start-glue-point="7" draw:end-shape="id3" draw:end-glue-point="4" svg:d="m2969 11541v952h3111v953">
          <text:p/>
        </draw:connector>
        <draw:custom-shape draw:style-name="gr1" draw:text-style-name="P1" xml:id="id14" draw:id="id14" draw:layer="layout" svg:width="2.413cm" svg:height="2.921cm" svg:x="6.08cm" svg:y="8.62cm">
          <text:p text:style-name="P1">Sample</text:p>
          <text:p text:style-name="P1">Storag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 draw:text-style-name="P1" draw:layer="layout" svg:x1="5.762cm" svg:y1="6.715cm" svg:x2="7.286cm" svg:y2="8.62cm" draw:start-shape="id13" draw:start-glue-point="2" draw:end-shape="id14" svg:d="m5762 6715v952h1524v953">
          <text:p/>
        </draw:connector>
        <draw:frame draw:style-name="gr5" draw:text-style-name="P3" draw:layer="layout" svg:width="6.096cm" svg:height="5.939cm" svg:x="14.081cm" svg:y="4.81cm">
          <draw:text-box>
            <text:p text:style-name="P3"><text:span text:style-name="T2">1. Workers only have access to RabbitMQ for now (single TCP port)</text:span></text:p>
            <text:p text:style-name="P3"><text:span text:style-name="T2">2. The master worker can access the django ORM to hit the database</text:span></text:p>
            <text:p text:style-name="P3"><text:span text:style-name="T2">3. Django sends copies of sample through master worker for now</text:span></text:p>
            <text:p text:style-name="P3"><text:span text:style-name="T2">4. Master worker forwards copies of sample to task worker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teve Bassi</meta:initial-creator>
    <meta:creation-date>2012-10-15T11:05:31</meta:creation-date>
    <dc:date>2012-10-15T11:37:19</dc:date>
    <dc:creator>Steve Bassi</dc:creator>
    <meta:editing-duration>PT16M42S</meta:editing-duration>
    <meta:editing-cycles>3</meta:editing-cycles>
    <meta:generator>LibreOffice/3.5$Linux_X86_64 LibreOffice_project/350m1$Build-2</meta:generator>
    <meta:document-statistic meta:object-count="27"/>
  </office:meta>
</office:document-meta>
</file>